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60c47" officeooo:paragraph-rsid="00335e4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officeooo:rsid="00360c47" officeooo:paragraph-rsid="00335e4f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335e4f" officeooo:paragraph-rsid="004ed4c3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802bf" officeooo:paragraph-rsid="004b9969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c0208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55f28c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55ff52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59009d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5c280e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5ada18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62824d"/>
    </style:style>
    <style:style style:name="P12" style:family="paragraph" style:parent-style-name="Standard" style:list-style-name="L2">
      <style:paragraph-properties fo:text-align="start" style:justify-single-word="false"/>
      <style:text-properties officeooo:paragraph-rsid="0055f28c"/>
    </style:style>
    <style:style style:name="P13" style:family="paragraph" style:parent-style-name="Standard" style:list-style-name="L5">
      <style:paragraph-properties fo:text-align="start" style:justify-single-word="false"/>
      <style:text-properties officeooo:paragraph-rsid="0059009d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normal" officeooo:rsid="0055f28c" officeooo:paragraph-rsid="0055f28c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normal" officeooo:rsid="0055f28c" officeooo:paragraph-rsid="0059009d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normal" officeooo:rsid="0055ff52" officeooo:paragraph-rsid="0055ff52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weight="normal" officeooo:rsid="0062824d" officeooo:paragraph-rsid="0062824d" style:font-weight-asian="normal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574b0f" officeooo:paragraph-rsid="00574b0f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59009d" officeooo:paragraph-rsid="0059009d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59009d" officeooo:paragraph-rsid="0059009d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574b0f" officeooo:paragraph-rsid="0059009d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574b0f" officeooo:paragraph-rsid="00574b0f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59aa05" officeooo:paragraph-rsid="0059aa05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5ada18" officeooo:paragraph-rsid="005ada18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55ff52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55f28c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574b0f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59009d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59aa05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5ada18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5e6ab0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6061de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62824d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2de971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4b1ed4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38be2a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4ed4c3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55f28c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5b6101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55ff52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59009d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59aa05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5ada18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61095f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style:font-size-asian="12pt" style:font-size-complex="12pt"/>
    </style:style>
    <style:style style:name="T25" style:family="text">
      <style:text-properties style:font-name="DejaVu Sans Condensed" fo:font-size="12pt" officeooo:rsid="0059009d" style:font-size-asian="12pt" style:font-size-complex="12pt"/>
    </style:style>
    <style:style style:name="T26" style:family="text">
      <style:text-properties style:font-name="DejaVu Sans Condensed" fo:font-size="12pt" officeooo:rsid="005b6101" style:font-size-asian="12pt" style:font-size-complex="12pt"/>
    </style:style>
    <style:style style:name="T27" style:family="text">
      <style:text-properties style:font-name="DejaVu Sans Condensed" fo:font-size="12pt" officeooo:rsid="002de971" style:font-size-asian="12pt" style:font-size-complex="12pt"/>
    </style:style>
    <style:style style:name="T28" style:family="text">
      <style:text-properties style:text-underline-style="none" fo:font-weight="normal" style:font-weight-asian="normal" style:font-weight-complex="normal"/>
    </style:style>
    <style:style style:name="T29" style:family="text">
      <style:text-properties style:text-underline-style="none" fo:font-weight="normal" officeooo:rsid="0045eea0" style:font-weight-asian="normal" style:font-weight-complex="normal"/>
    </style:style>
    <style:style style:name="T30" style:family="text">
      <style:text-properties officeooo:rsid="0062824d"/>
    </style:style>
    <style:style style:name="T31" style:family="text">
      <style:text-properties officeooo:rsid="0062cfc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3">2</text:span><text:span text:style-name="T16">0</text:span><text:span text:style-name="T13">1</text:span><text:span text:style-name="T14"> - </text:span><text:span text:style-name="T23">Ground - </text:span><text:span text:style-name="T15">Cold Start</text:span></text:p>
      <text:p text:style-name="P4"/>
      <text:p text:style-name="P3">Cold Start Checklist<text:span text:style-name="T31"> <text:s/>-- WIP</text:span></text:p>
      <text:list xml:id="list3437696587" text:style-name="L1">
        <text:list-item>
          <text:p text:style-name="P17"><text:span text:style-name="T27">B</text:span><text:span text:style-name="T24">attery ... ON</text:span></text:p>
        </text:list-item>
        <text:list-item>
          <text:p text:style-name="P17"><text:span text:style-name="T24">Start left engine:</text:span></text:p>
          <text:list>
            <text:list-item>
              <text:p text:style-name="P17"><text:span text:style-name="T24">Ignition switch ... AUTO</text:span></text:p>
            </text:list-item>
            <text:list-item>
              <text:p text:style-name="P17"><text:span text:style-name="T24">Starter ... ON</text:span></text:p>
            </text:list-item>
            <text:list-item>
              <text:p text:style-name="P11"><text:span text:style-name="T10">When RPM at 20%: Condition lever ... Advance past detent</text:span></text:p>
            </text:list-item>
            <text:list-item>
              <text:p text:style-name="P17"><text:span text:style-name="T24">Starter ... OFF</text:span></text:p>
            </text:list-item>
            <text:list-item>
              <text:p text:style-name="P17"><text:span text:style-name="T24">Generator ... ON</text:span></text:p>
            </text:list-item>
          </text:list>
        </text:list-item>
        <text:list-item>
          <text:p text:style-name="P17"><text:span text:style-name="T24">Repeat steps for starting right engine.</text:span></text:p>
        </text:list-item>
        <text:list-item>
          <text:p text:style-name="P17"><text:span text:style-name="T24">When both engines are started: Condition levers ... Fully forward</text:span></text:p>
        </text:list-item>
        <text:list-item>
          <text:p text:style-name="P17"><text:span text:style-name="T24">Gunsight ... ON</text:span></text:p>
        </text:list-item>
      </text:list>
      <text:p text:style-name="P1"/>
      <text:p text:style-name="P2"><text:span text:style-name="T28">Proceed with rest of preflight checklist </text:span><text:span text:style-name="T29">on next pag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9-15T22:12:30.836000000</dc:date>
    <meta:editing-duration>PT17H21M57S</meta:editing-duration>
    <meta:editing-cycles>7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3" meta:word-count="78" meta:character-count="403" meta:non-whitespace-character-count="347"/>
  </office:meta>
</office:document-meta>
</file>